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69cm"/>
    </style:style>
    <style:style style:name="co3" style:family="table-column">
      <style:table-column-properties fo:break-before="auto" style:column-width="1.558cm"/>
    </style:style>
    <style:style style:name="co4" style:family="table-column">
      <style:table-column-properties fo:break-before="auto" style:column-width="2.335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3.112cm"/>
    </style:style>
    <style:style style:name="co7" style:family="table-column">
      <style:table-column-properties fo:break-before="auto" style:column-width="6.47cm"/>
    </style:style>
    <style:style style:name="co8" style:family="table-column">
      <style:table-column-properties fo:break-before="auto" style:column-width="0.8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>
            <text:p>6406ad57-c889-47c5-acc6-0cd552e9cf5e</text:p>
          </table:table-cell>
          <table:table-cell office:value-type="string">
            <text:p>domain</text:p>
          </table:table-cell>
          <table:table-cell office:value-type="string">
            <text:p>configuration</text:p>
          </table:table-cell>
          <table:table-cell office:value-type="string">
            <text:p>view</text:p>
          </table:table-cell>
          <table:table-cell office:value-type="string">
            <text:p>key</text:p>
          </table:table-cell>
          <table:table-cell office:value-type="string">
            <text:p>Может просматривать конфигурацию</text:p>
          </table:table-cell>
          <table:table-cell/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e55d9548-36fe-4e51-bec2-663235b5383e</text:p>
          </table:table-cell>
          <table:table-cell office:value-type="string">
            <text:p>domain</text:p>
          </table:table-cell>
          <table:table-cell office:value-type="string">
            <text:p>departments</text:p>
          </table:table-cell>
          <table:table-cell office:value-type="string">
            <text:p>manage</text:p>
          </table:table-cell>
          <table:table-cell office:value-type="string">
            <text:p>key</text:p>
          </table:table-cell>
          <table:table-cell office:value-type="string">
            <text:p>Может управлять отделами</text:p>
          </table:table-cell>
          <table:table-cell/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2a3cae11-23ea-41c3-bdb8-d3dfdc0d486a</text:p>
          </table:table-cell>
          <table:table-cell office:value-type="string">
            <text:p>domain</text:p>
          </table:table-cell>
          <table:table-cell office:value-type="string">
            <text:p>editions</text:p>
          </table:table-cell>
          <table:table-cell office:value-type="string">
            <text:p>manage</text:p>
          </table:table-cell>
          <table:table-cell office:value-type="string">
            <text:p>key</text:p>
          </table:table-cell>
          <table:table-cell office:value-type="string">
            <text:p>Может управлять изданиями</text:p>
          </table:table-cell>
          <table:table-cell/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32e0bb97-2bae-4ce8-865e-cdf0edb3fd93</text:p>
          </table:table-cell>
          <table:table-cell office:value-type="string">
            <text:p>domain</text:p>
          </table:table-cell>
          <table:table-cell office:value-type="string">
            <text:p>employees</text:p>
          </table:table-cell>
          <table:table-cell office:value-type="string">
            <text:p>manage</text:p>
          </table:table-cell>
          <table:table-cell office:value-type="string">
            <text:p>key</text:p>
          </table:table-cell>
          <table:table-cell office:value-type="string">
            <text:p>Может управлять сотрудниками</text:p>
          </table:table-cell>
          <table:table-cell/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086993e0-56aa-441f-8eaf-437c1c5c9691</text:p>
          </table:table-cell>
          <table:table-cell office:value-type="string">
            <text:p>domain</text:p>
          </table:table-cell>
          <table:table-cell office:value-type="string">
            <text:p>exchange</text:p>
          </table:table-cell>
          <table:table-cell office:value-type="string">
            <text:p>manage</text:p>
          </table:table-cell>
          <table:table-cell office:value-type="string">
            <text:p>key</text:p>
          </table:table-cell>
          <table:table-cell office:value-type="string">
            <text:p>Может управлять движением</text:p>
          </table:table-cell>
          <table:table-cell/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9a756e9c-243a-4f5e-b814-fe3d1162a5e9</text:p>
          </table:table-cell>
          <table:table-cell office:value-type="string">
            <text:p>domain</text:p>
          </table:table-cell>
          <table:table-cell office:value-type="string">
            <text:p>index</text:p>
          </table:table-cell>
          <table:table-cell office:value-type="string">
            <text:p>manage</text:p>
          </table:table-cell>
          <table:table-cell office:value-type="string">
            <text:p>key</text:p>
          </table:table-cell>
          <table:table-cell office:value-type="string">
            <text:p>Может управлять рубрикатором</text:p>
          </table:table-cell>
          <table:table-cell/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2fde426b-ed30-4376-9a7b-25278e8f104a</text:p>
          </table:table-cell>
          <table:table-cell office:value-type="string">
            <text:p>domain</text:p>
          </table:table-cell>
          <table:table-cell office:value-type="string">
            <text:p>login</text:p>
          </table:table-cell>
          <table:table-cell office:value-type="string">
            <text:p>allowed</text:p>
          </table:table-cell>
          <table:table-cell office:value-type="string">
            <text:p>key</text:p>
          </table:table-cell>
          <table:table-cell office:value-type="string">
            <text:p>Может входит в программу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aa4e74ad-116e-4bb2-a910-899c4f288f40</text:p>
          </table:table-cell>
          <table:table-cell office:value-type="string">
            <text:p>domain</text:p>
          </table:table-cell>
          <table:table-cell office:value-type="string">
            <text:p>readiness</text:p>
          </table:table-cell>
          <table:table-cell office:value-type="string">
            <text:p>manage</text:p>
          </table:table-cell>
          <table:table-cell office:value-type="string">
            <text:p>key</text:p>
          </table:table-cell>
          <table:table-cell office:value-type="string">
            <text:p>Может управлять готовностью</text:p>
          </table:table-cell>
          <table:table-cell/>
          <table:table-cell office:value-type="float" office:value="70">
            <text:p>7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30f27d95-c935-4940-b1db-e1e381fd061f</text:p>
          </table:table-cell>
          <table:table-cell office:value-type="string">
            <text:p>editions</text:p>
          </table:table-cell>
          <table:table-cell office:value-type="string">
            <text:p>advert</text:p>
          </table:table-cell>
          <table:table-cell office:value-type="string">
            <text:p>view</text:p>
          </table:table-cell>
          <table:table-cell office:value-type="string">
            <text:p>money</text:p>
          </table:table-cell>
          <table:table-cell office:value-type="string">
            <text:p>Может просматривать рекламу</text:p>
          </table:table-cell>
          <table:table-cell/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2b6a5a8a-390f-4dae-909b-fcc93c5740fd</text:p>
          </table:table-cell>
          <table:table-cell office:value-type="string">
            <text:p>editions</text:p>
          </table:table-cell>
          <table:table-cell office:value-type="string">
            <text:p>advert</text:p>
          </table:table-cell>
          <table:table-cell office:value-type="string">
            <text:p>manage</text:p>
          </table:table-cell>
          <table:table-cell office:value-type="string">
            <text:p>money--pencil</text:p>
          </table:table-cell>
          <table:table-cell office:value-type="string">
            <text:p>Может управлять рекламой</text:p>
          </table:table-cell>
          <table:table-cell/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6ae65650-6837-4fca-a948-80ed6a565e25</text:p>
          </table:table-cell>
          <table:table-cell office:value-type="string">
            <text:p>editions</text:p>
          </table:table-cell>
          <table:table-cell office:value-type="string">
            <text:p>attachment</text:p>
          </table:table-cell>
          <table:table-cell office:value-type="string">
            <text:p>view</text:p>
          </table:table-cell>
          <table:table-cell office:value-type="string">
            <text:p>folder</text:p>
          </table:table-cell>
          <table:table-cell office:value-type="string">
            <text:p>Может просматривать вкладки</text:p>
          </table:table-cell>
          <table:table-cell/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ed8eac8e-370d-463c-a7ee-39ed5ee04a3f</text:p>
          </table:table-cell>
          <table:table-cell office:value-type="string">
            <text:p>editions</text:p>
          </table:table-cell>
          <table:table-cell office:value-type="string">
            <text:p>attachment</text:p>
          </table:table-cell>
          <table:table-cell office:value-type="string">
            <text:p>manage</text:p>
          </table:table-cell>
          <table:table-cell office:value-type="string">
            <text:p>folder--pencil</text:p>
          </table:table-cell>
          <table:table-cell office:value-type="string">
            <text:p>Может управлять вкладками</text:p>
          </table:table-cell>
          <table:table-cell/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e6ecbbda-a3c2-49de-ab4a-df127bd467a6</text:p>
          </table:table-cell>
          <table:table-cell office:value-type="string">
            <text:p>editions</text:p>
          </table:table-cell>
          <table:table-cell office:value-type="string">
            <text:p>calendar</text:p>
          </table:table-cell>
          <table:table-cell office:value-type="string">
            <text:p>view</text:p>
          </table:table-cell>
          <table:table-cell office:value-type="string">
            <text:p>calendar-day</text:p>
          </table:table-cell>
          <table:table-cell office:value-type="string">
            <text:p>Может просматривать календарь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133743df-52ab-4277-b320-3ede5222cb12</text:p>
          </table:table-cell>
          <table:table-cell office:value-type="string">
            <text:p>editions</text:p>
          </table:table-cell>
          <table:table-cell office:value-type="string">
            <text:p>documents</text:p>
          </table:table-cell>
          <table:table-cell office:value-type="string">
            <text:p>work</text:p>
          </table:table-cell>
          <table:table-cell office:value-type="string">
            <text:p>document-word</text:p>
          </table:table-cell>
          <table:table-cell office:value-type="string">
            <text:p>Может работать с материалами</text:p>
          </table:table-cell>
          <table:table-cell/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52dc7f72-2057-43c0-831d-55e458d84f39</text:p>
          </table:table-cell>
          <table:table-cell office:value-type="string">
            <text:p>editions</text:p>
          </table:table-cell>
          <table:table-cell office:value-type="string">
            <text:p>documents</text:p>
          </table:table-cell>
          <table:table-cell office:value-type="string">
            <text:p>assign</text:p>
          </table:table-cell>
          <table:table-cell office:value-type="string">
            <text:p>document-word</text:p>
          </table:table-cell>
          <table:table-cell office:value-type="string">
            <text:p>Может назначать выпуск</text:p>
          </table:table-cell>
          <table:table-cell/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09584423-a443-4f1c-b5e2-8c1a27a932b4</text:p>
          </table:table-cell>
          <table:table-cell office:value-type="string">
            <text:p>editions</text:p>
          </table:table-cell>
          <table:table-cell office:value-type="string">
            <text:p>fascicle</text:p>
          </table:table-cell>
          <table:table-cell office:value-type="string">
            <text:p>view</text:p>
          </table:table-cell>
          <table:table-cell office:value-type="string">
            <text:p>blue-folder</text:p>
          </table:table-cell>
          <table:table-cell office:value-type="string">
            <text:p>Может просматривать выпуск</text:p>
          </table:table-cell>
          <table:table-cell/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901b9596-fb88-412c-b89a-945d162b0992</text:p>
          </table:table-cell>
          <table:table-cell office:value-type="string">
            <text:p>editions</text:p>
          </table:table-cell>
          <table:table-cell office:value-type="string">
            <text:p>fascicle</text:p>
          </table:table-cell>
          <table:table-cell office:value-type="string">
            <text:p>manage</text:p>
          </table:table-cell>
          <table:table-cell office:value-type="string">
            <text:p>blue-folder--pencil</text:p>
          </table:table-cell>
          <table:table-cell office:value-type="string">
            <text:p>Может управлять выпусками</text:p>
          </table:table-cell>
          <table:table-cell/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63bd8ded-a884-4b5f-95f2-2797fb3ad6bb</text:p>
          </table:table-cell>
          <table:table-cell office:value-type="string">
            <text:p>editions</text:p>
          </table:table-cell>
          <table:table-cell office:value-type="string">
            <text:p>template</text:p>
          </table:table-cell>
          <table:table-cell office:value-type="string">
            <text:p>view</text:p>
          </table:table-cell>
          <table:table-cell office:value-type="string">
            <text:p>puzzle</text:p>
          </table:table-cell>
          <table:table-cell office:value-type="string">
            <text:p>Может просматривать шаблоны</text:p>
          </table:table-cell>
          <table:table-cell/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2f585b7b-bfa8-4a9f-a33b-74771ce0e89b</text:p>
          </table:table-cell>
          <table:table-cell office:value-type="string">
            <text:p>editions</text:p>
          </table:table-cell>
          <table:table-cell office:value-type="string">
            <text:p>template</text:p>
          </table:table-cell>
          <table:table-cell office:value-type="string">
            <text:p>manage</text:p>
          </table:table-cell>
          <table:table-cell office:value-type="string">
            <text:p>puzzle--pencil</text:p>
          </table:table-cell>
          <table:table-cell office:value-type="string">
            <text:p>Может управлять шаблонами</text:p>
          </table:table-cell>
          <table:table-cell/>
          <table:table-cell office:value-type="float" office:value="30">
            <text:p>3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ac0a0d95-c4d3-4bd7-93c3-cc0fc230936f</text:p>
          </table:table-cell>
          <table:table-cell office:value-type="string">
            <text:p>catalog</text:p>
          </table:table-cell>
          <table:table-cell office:value-type="string">
            <text:p>documents</text:p>
          </table:table-cell>
          <table:table-cell office:value-type="string">
            <text:p>view</text:p>
          </table:table-cell>
          <table:table-cell office:value-type="string">
            <text:p>document</text:p>
          </table:table-cell>
          <table:table-cell office:value-type="string">
            <text:p>Может просматривать материалы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ee992171-d275-4d24-8def-7ff02adec408</text:p>
          </table:table-cell>
          <table:table-cell office:value-type="string">
            <text:p>catalog</text:p>
          </table:table-cell>
          <table:table-cell office:value-type="string">
            <text:p>documents</text:p>
          </table:table-cell>
          <table:table-cell office:value-type="string">
            <text:p>create</text:p>
          </table:table-cell>
          <table:table-cell office:value-type="string">
            <text:p>document--plus</text:p>
          </table:table-cell>
          <table:table-cell office:value-type="string">
            <text:p>Может создавать материалы</text:p>
          </table:table-cell>
          <table:table-cell/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3040f8e1-051c-4876-8e8e-0ca4910e7e45</text:p>
          </table:table-cell>
          <table:table-cell office:value-type="string">
            <text:p>catalog</text:p>
          </table:table-cell>
          <table:table-cell office:value-type="string">
            <text:p>documents</text:p>
          </table:table-cell>
          <table:table-cell office:value-type="string">
            <text:p>delete</text:p>
          </table:table-cell>
          <table:table-cell office:value-type="string">
            <text:p>bin</text:p>
          </table:table-cell>
          <table:table-cell office:value-type="string">
            <text:p>Может удалять материалы</text:p>
          </table:table-cell>
          <table:table-cell/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beba3e8d-86e5-4e98-b3eb-368da28dba5f</text:p>
          </table:table-cell>
          <table:table-cell office:value-type="string">
            <text:p>catalog</text:p>
          </table:table-cell>
          <table:table-cell office:value-type="string">
            <text:p>documents</text:p>
          </table:table-cell>
          <table:table-cell office:value-type="string">
            <text:p>recover</text:p>
          </table:table-cell>
          <table:table-cell office:value-type="string">
            <text:p>bin--arrow</text:p>
          </table:table-cell>
          <table:table-cell office:value-type="string">
            <text:p>Может восстанавливать материалы</text:p>
          </table:table-cell>
          <table:table-cell/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5b27108a-2108-4846-a0a8-3c369f873590</text:p>
          </table:table-cell>
          <table:table-cell office:value-type="string">
            <text:p>catalog</text:p>
          </table:table-cell>
          <table:table-cell office:value-type="string">
            <text:p>documents</text:p>
          </table:table-cell>
          <table:table-cell office:value-type="string">
            <text:p>update</text:p>
          </table:table-cell>
          <table:table-cell office:value-type="string">
            <text:p>card--pencil</text:p>
          </table:table-cell>
          <table:table-cell office:value-type="string">
            <text:p>Может редактировать профиль</text:p>
          </table:table-cell>
          <table:table-cell/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6d590a90-58a1-447f-b5ad-b0582b64571a</text:p>
          </table:table-cell>
          <table:table-cell office:value-type="string">
            <text:p>catalog</text:p>
          </table:table-cell>
          <table:table-cell office:value-type="string">
            <text:p>documents</text:p>
          </table:table-cell>
          <table:table-cell office:value-type="string">
            <text:p>discuss</text:p>
          </table:table-cell>
          <table:table-cell office:value-type="string">
            <text:p>balloon-left</text:p>
          </table:table-cell>
          <table:table-cell office:value-type="string">
            <text:p>Может участвовать в обсуждении</text:p>
          </table:table-cell>
          <table:table-cell/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6033984a-a762-4392-b086-a8d2cdac4221</text:p>
          </table:table-cell>
          <table:table-cell office:value-type="string">
            <text:p>catalog</text:p>
          </table:table-cell>
          <table:table-cell office:value-type="string">
            <text:p>documents</text:p>
          </table:table-cell>
          <table:table-cell office:value-type="string">
            <text:p>assign</text:p>
          </table:table-cell>
          <table:table-cell office:value-type="string">
            <text:p>user-business</text:p>
          </table:table-cell>
          <table:table-cell office:value-type="string">
            <text:p>Может назначать отдел</text:p>
          </table:table-cell>
          <table:table-cell/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6d590a90-58a1-447f-b5ad-e3c62f80a2ef</text:p>
          </table:table-cell>
          <table:table-cell office:value-type="string">
            <text:p>catalog</text:p>
          </table:table-cell>
          <table:table-cell office:value-type="string">
            <text:p>documents</text:p>
          </table:table-cell>
          <table:table-cell table:number-columns-repeated="2" office:value-type="string">
            <text:p>briefcase</text:p>
          </table:table-cell>
          <table:table-cell office:value-type="string">
            <text:p>Может перемещать в портфель</text:p>
          </table:table-cell>
          <table:table-cell/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d782679e-3f0a-4499-bda6-8c2600a3e761</text:p>
          </table:table-cell>
          <table:table-cell office:value-type="string">
            <text:p>catalog</text:p>
          </table:table-cell>
          <table:table-cell office:value-type="string">
            <text:p>documents</text:p>
          </table:table-cell>
          <table:table-cell office:value-type="string">
            <text:p>capture</text:p>
          </table:table-cell>
          <table:table-cell office:value-type="string">
            <text:p>hand</text:p>
          </table:table-cell>
          <table:table-cell office:value-type="string">
            <text:p>Может захватывать материалы</text:p>
          </table:table-cell>
          <table:table-cell/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b946bd84-93fc-4a70-b325-d23c2804b2e9</text:p>
          </table:table-cell>
          <table:table-cell office:value-type="string">
            <text:p>catalog</text:p>
          </table:table-cell>
          <table:table-cell office:value-type="string">
            <text:p>documents</text:p>
          </table:table-cell>
          <table:table-cell office:value-type="string">
            <text:p>transfer</text:p>
          </table:table-cell>
          <table:table-cell office:value-type="string">
            <text:p>document-import</text:p>
          </table:table-cell>
          <table:table-cell office:value-type="string">
            <text:p>Может передавать материалы</text:p>
          </table:table-cell>
          <table:table-cell/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b7adafe9-2d5b-44f3-aa87-681fd48466fa</text:p>
          </table:table-cell>
          <table:table-cell office:value-type="string">
            <text:p>catalog</text:p>
          </table:table-cell>
          <table:table-cell office:value-type="string">
            <text:p>documents</text:p>
          </table:table-cell>
          <table:table-cell office:value-type="string">
            <text:p>move</text:p>
          </table:table-cell>
          <table:table-cell office:value-type="string">
            <text:p>blue-folder-import</text:p>
          </table:table-cell>
          <table:table-cell office:value-type="string">
            <text:p>Может перемещать материалы</text:p>
          </table:table-cell>
          <table:table-cell/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bff78ebf-2cba-466e-9e3c-89f13a0882fc</text:p>
          </table:table-cell>
          <table:table-cell office:value-type="string">
            <text:p>catalog</text:p>
          </table:table-cell>
          <table:table-cell office:value-type="string">
            <text:p>documents</text:p>
          </table:table-cell>
          <table:table-cell office:value-type="string">
            <text:p>fedit</text:p>
          </table:table-cell>
          <table:table-cell office:value-type="string">
            <text:p>disk</text:p>
          </table:table-cell>
          <table:table-cell office:value-type="string">
            <text:p>Может работать с файлами</text:p>
          </table:table-cell>
          <table:table-cell/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f4ad42ed-b46b-4b4e-859f-1b69b918a64a</text:p>
          </table:table-cell>
          <table:table-cell office:value-type="string">
            <text:p>catalog</text:p>
          </table:table-cell>
          <table:table-cell office:value-type="string">
            <text:p>documents</text:p>
          </table:table-cell>
          <table:table-cell office:value-type="string">
            <text:p>fadd</text:p>
          </table:table-cell>
          <table:table-cell office:value-type="string">
            <text:p>disk--plus</text:p>
          </table:table-cell>
          <table:table-cell office:value-type="string">
            <text:p>Может добавлять файлы</text:p>
          </table:table-cell>
          <table:table-cell/>
          <table:table-cell office:value-type="float" office:value="130">
            <text:p>130</text:p>
          </table:table-cell>
        </table:table-row>
        <table:table-row table:style-name="ro2">
          <table:table-cell office:value-type="string">
            <text:p>fe9cd446-2f4b-4844-9b91-5092c0cabece</text:p>
          </table:table-cell>
          <table:table-cell office:value-type="string">
            <text:p>catalog</text:p>
          </table:table-cell>
          <table:table-cell office:value-type="string">
            <text:p>documents</text:p>
          </table:table-cell>
          <table:table-cell office:value-type="string">
            <text:p>fdelete</text:p>
          </table:table-cell>
          <table:table-cell office:value-type="string">
            <text:p>disk--minus</text:p>
          </table:table-cell>
          <table:table-cell office:value-type="string">
            <text:p>Может удалять файлы</text:p>
          </table:table-cell>
          <table:table-cell/>
          <table:table-cell office:value-type="float" office:value="140">
            <text:p>14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1:Sheet1.AMJ33" table:contains-header="false">
          <table:sort>
            <table:sort-by table:field-number="2" table:data-type="automatic"/>
            <table:sort-by table:field-number="3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6">16.08.2011</text:date>, <text:time>16:1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21S</meta:editing-duration>
    <meta:editing-cycles>5</meta:editing-cycles>
    <meta:generator>LibreOffice/3.4$Win32 LibreOffice_project/340m1$Build-103</meta:generator>
    <dc:date>2011-08-16T16:17:58</dc:date>
    <meta:document-statistic meta:table-count="3" meta:cell-count="231" meta:object-count="0"/>
    <meta:user-defined meta:name="Info 1"/>
    <meta:user-defined meta:name="Info 2"/>
    <meta:user-defined meta:name="Info 3"/>
    <meta:user-defined meta:name="Info 4"/>
  </office:meta>
</office:document-meta>
</file>